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e7979" officeooo:paragraph-rsid="000e7979"/>
    </style:style>
    <style:style style:name="P2" style:family="paragraph" style:parent-style-name="Standard">
      <style:text-properties fo:font-style="italic" fo:font-weight="bold" officeooo:rsid="000e7979" officeooo:paragraph-rsid="000e7979" style:font-style-asian="italic" style:font-weight-asian="bold" style:font-style-complex="italic" style:font-weight-complex="bold"/>
    </style:style>
    <style:style style:name="P3" style:family="paragraph" style:parent-style-name="Standard">
      <style:text-properties fo:font-style="italic" style:text-underline-style="none" fo:font-weight="bold" officeooo:rsid="000fe026" officeooo:paragraph-rsid="000fe026" style:font-style-asian="italic" style:font-weight-asian="bold" style:font-style-complex="italic"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normal" style:font-weight-asian="normal" style:font-weight-complex="normal"/>
    </style:style>
    <style:style style:name="T3" style:family="text">
      <style:text-properties fo:font-style="normal" officeooo:rsid="000fe026"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0fe026"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F-001 <text:s text:c="2"/>Nombre : Generacion de Examenes.</text:p>
      <text:p text:style-name="P2"><text:tab/> <text:s text:c="3"/>Fecha : 2015/08/22 <text:s text:c="45"/>Version: V.01.00</text:p>
      <text:p text:style-name="P1"/>
      <text:p text:style-name="P2">Descripcion del Requerimiento:</text:p>
      <text:p text:style-name="P1"/>
      <text:p text:style-name="P1">Generar Examenes de distintas asignaturas, teniendo en cuenta la diversidad de la pregunta </text:p>
      <text:p text:style-name="P1">dentro del examen, es decir el tipo de pregunta si es abierta o de seleccion multiple, el nivel <text:tab/></text:p>
      <text:p text:style-name="P1">complejidad de la pregunta dentro del examen, el tema al cual pertenece la pregunta, ...etc.</text:p>
      <text:p text:style-name="P1"/>
      <text:p text:style-name="P2">Entradas:</text:p>
      <text:p text:style-name="P1"/>
      <text:p text:style-name="P1"><text:span text:style-name="T1">1.</text:span> El usuario que ingresara a la aplicacion debera hacerlo mediante login y contraseña, siendo el usuario un docente de respectiva asignatura, controlando de esta manera que la creacion de preguntas y de examenes corresponda unicamente a la asignatura a la cual pertenece el docente.</text:p>
      <text:p text:style-name="P1"/>
      <text:p text:style-name="P1"><text:span text:style-name="T1">2.</text:span> el usuario ingresara los temas que maneja en su asignatura.</text:p>
      <text:p text:style-name="P1"/>
      <text:p text:style-name="P1"><text:span text:style-name="T1">3.</text:span> al momento de crear una pregunta el usuario debera elegir las caracteristicas de la pregunta, estas caracteristicas pueden ser:</text:p>
      <text:p text:style-name="P1"/>
      <text:p text:style-name="P1"><text:tab/><text:span text:style-name="T1">a.</text:span> <text:span text:style-name="T1">Tipo de pregunta</text:span>: indicar si es pregunta abierta, de seleccion multiple con unica <text:s/><text:tab/>respuesta, de seleccion multiple con multiple respuesta, False or True, de completar <text:tab/><text:tab/>parrafos, entre otros.</text:p>
      <text:p text:style-name="P1"/>
      <text:p text:style-name="P1"><text:tab/><text:span text:style-name="T1">b.</text:span> <text:span text:style-name="T1">Complejidad de la pregunta: </text:span><text:span text:style-name="T4"><text:s/>bajo su propio criterio el usuario decidira si la pregunta <text:tab/>posee una complejidad de tipo Facil, Normal, Moderada, Interesante, Experto.</text:span></text:p>
      <text:p text:style-name="P1"/>
      <text:p text:style-name="P1"><text:tab/><text:span text:style-name="T1">c.</text:span> <text:span text:style-name="T1">Tema: </text:span><text:span text:style-name="T4">el usuario asociara un tema a la pregunta que esta creando. <text:s text:c="7"/></text:span></text:p>
      <text:p text:style-name="P1"><text:span text:style-name="T4"/></text:p>
      <text:p text:style-name="P1"><text:span text:style-name="T1">4.</text:span><text:span text:style-name="T4"> en cuanto el usuario desee generar el examen, ingresara la cantidad de preguntas con la cual quiere que se genere el examen.</text:span></text:p>
      <text:p text:style-name="P1"><text:span text:style-name="T4"/></text:p>
      <text:p text:style-name="P1"><text:span text:style-name="T1">5.</text:span><text:span text:style-name="T4"> luego de la decision de la cantidad de preguntas dentro del examen, el usuario debera elegir de ese numero cuantas sera de que tipo de complejidad, es decir si el usuario solicito un examen de 10 preguntas, debera elegir si todas son del mismo nivel de complejidad, o si dividira alguna por esta complejidad.</text:span></text:p>
      <text:p text:style-name="P1"><text:span text:style-name="T4"/></text:p>
      <text:p text:style-name="P1"><text:span text:style-name="T1">6.</text:span><text:span text:style-name="T4"> ademas de la seleccion de complejidad debera seleccionar tambien cuantas sera abierta, de seleccion multiple de False or True, de completar, entre otros.</text:span></text:p>
      <text:p text:style-name="P1"><text:span text:style-name="T4"/></text:p>
      <text:p text:style-name="P2">7. <text:span text:style-name="T4">se debera asignar un porcentaje a cada pregunta que se encuentra dentro del examen.</text:span></text:p>
      <text:p text:style-name="P1"><text:span text:style-name="T4"/></text:p>
      <text:p text:style-name="P2">Salidas:</text:p>
      <text:p text:style-name="P2"/>
      <text:p text:style-name="P2">1. <text:s/><text:span text:style-name="T5">el examen “final” contendra el total de preguntas asignadas por el usuario para el examen.</text:span></text:p>
      <text:p text:style-name="P3">2. <text:span text:style-name="T4"><text:s/>junto a la pregunta estara el porcentaje que se le dio dentro del examen.</text:span></text:p>
      <text:p text:style-name="P3"><text:span text:style-name="T4"/></text:p>
      <text:p text:style-name="P1"><text:span text:style-name="T4"/></text:p>
      <text:p text:style-name="P1"><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vitado </meta:initial-creator>
    <meta:creation-date>2015-08-22T11:55:06.889515450</meta:creation-date>
    <dc:date>2015-08-22T12:48:21.480679813</dc:date>
    <dc:creator>Invitado </dc:creator>
    <meta:editing-duration>PT14M45S</meta:editing-duration>
    <meta:editing-cycles>2</meta:editing-cycles>
    <meta:generator>LibreOffice/4.1.3.2$Linux_X86_64 LibreOffice_project/410m0$Build-2</meta:generator>
    <meta:document-statistic meta:table-count="0" meta:image-count="0" meta:object-count="0" meta:page-count="1" meta:paragraph-count="21" meta:word-count="353" meta:character-count="2223" meta:non-whitespace-character-count="1815"/>
  </office:meta>
</office:document-meta>
</file>